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9-02">
            <text:p>02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04">
            <text:p>0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4">
            <text:p>1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5">
            <text:p>15.09.20</text:p>
          </table:table-cell>
          <table:table-cell office:value-type="float" office:value="1.25">
            <text:p>1,25</text:p>
          </table:table-cell>
          <table:table-cell/>
        </table:table-row>
        <table:table-row table:style-name="ro2">
          <table:table-cell office:value-type="date" office:date-value="2020-10-04">
            <text:p>04.10.20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5">
            <text:p>05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06">
            <text:p>06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7">
            <text:p>07.10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10-08">
            <text:p>08.10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10-09">
            <text:p>09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10">
            <text:p>10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1">
            <text:p>11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12">
            <text:p>12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3">
            <text:p>13.10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10-14">
            <text:p>14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5">
            <text:p>15.10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10-16">
            <text:p>16.10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10-17">
            <text:p>17.10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10-18">
            <text:p>18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19">
            <text:p>19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4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2:.B95])" office:value-type="float" office:value="179.5">
            <text:p>179,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9">19.10.2020</text:date>, <text:time>19:0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7M32S</meta:editing-duration>
    <meta:editing-cycles>80</meta:editing-cycles>
    <meta:generator>OpenOffice/4.1.7$Win32 OpenOffice.org_project/417m1$Build-9800</meta:generator>
    <dc:date>2020-10-19T19:00:36.69</dc:date>
    <dc:creator>Coco </dc:creator>
    <meta:document-statistic meta:table-count="3" meta:cell-count="183" meta:object-count="0"/>
    <meta:user-defined meta:name="Info 1"/>
    <meta:user-defined meta:name="Info 2"/>
    <meta:user-defined meta:name="Info 3"/>
    <meta:user-defined meta:name="Info 4"/>
  </office:meta>
</office:document-meta>
</file>